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9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12]+1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formula="of:=[.H13]+1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14]+1"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H15]+1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16]+1" office:value-type="float" office:value="66" calcext:value-type="float">
            <text:p>66</text:p>
          </table:table-cell>
          <table:table-cell table:style-name="ce6" table:formula="of:=[.D17]+[.F17]-1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16]+1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17]+1" office:value-type="float" office:value="67" calcext:value-type="float">
            <text:p>67</text:p>
          </table:table-cell>
          <table:table-cell table:style-name="ce6" table:formula="of:=[.D18]+[.F18]-1" office:value-type="float" office:value="75" calcext:value-type="float">
            <text:p>7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17]+1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76" calcext:value-type="float">
            <text:p>76</text:p>
          </table:table-cell>
          <table:table-cell table:style-name="ce7" table:formula="of:=[.D19]+[.F19]-1" office:value-type="float" office:value="86" calcext:value-type="float">
            <text:p>86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formula="of:=[.H18]+1"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87" calcext:value-type="float">
            <text:p>87</text:p>
          </table:table-cell>
          <table:table-cell table:style-name="ce5" table:formula="of:=[.D20]+[.F20]-1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H19]+1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0]+1" office:value-type="float" office:value="92" calcext:value-type="float">
            <text:p>92</text:p>
          </table:table-cell>
          <table:table-cell table:style-name="ce6" table:formula="of:=[.D21]+[.F21]-1" office:value-type="float" office:value="93" calcext:value-type="float">
            <text:p>93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0]+1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1]+1" office:value-type="float" office:value="94" calcext:value-type="float">
            <text:p>94</text:p>
          </table:table-cell>
          <table:table-cell table:style-name="ce6" table:formula="of:=[.D22]+[.F22]-1" office:value-type="float" office:value="95" calcext:value-type="float">
            <text:p>95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1]+1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96" calcext:value-type="float">
            <text:p>96</text:p>
          </table:table-cell>
          <table:table-cell table:style-name="ce7" table:formula="of:=[.D23]+[.F23]-1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[.H22]+1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97" calcext:value-type="float">
            <text:p>97</text:p>
          </table:table-cell>
          <table:table-cell table:style-name="ce5" table:formula="of:=[.D24]+[.F24]-1" office:value-type="float" office:value="113" calcext:value-type="float">
            <text:p>113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H23]+1"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4]+1" office:value-type="float" office:value="114" calcext:value-type="float">
            <text:p>114</text:p>
          </table:table-cell>
          <table:table-cell table:style-name="ce6" table:formula="of:=[.D25]+[.F25]-1" office:value-type="float" office:value="171" calcext:value-type="float">
            <text:p>171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[.H24]+1"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5]+1" office:value-type="float" office:value="172" calcext:value-type="float">
            <text:p>172</text:p>
          </table:table-cell>
          <table:table-cell table:style-name="ce6" table:formula="of:=[.D26]+[.F26]-1" office:value-type="float" office:value="178" calcext:value-type="float">
            <text:p>17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25]+1"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79" calcext:value-type="float">
            <text:p>179</text:p>
          </table:table-cell>
          <table:table-cell table:style-name="ce7" table:formula="of:=[.D27]+[.F27]-1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26]+1"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182" calcext:value-type="float">
            <text:p>182</text:p>
          </table:table-cell>
          <table:table-cell table:style-name="ce5" table:formula="of:=[.D28]+[.F28]-1" office:value-type="float" office:value="200" calcext:value-type="float">
            <text:p>200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H27]+1"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8]+1" office:value-type="float" office:value="201" calcext:value-type="float">
            <text:p>201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[.H28]+1"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5" calcext:value-type="float">
            <text:p>24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29]+1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6" calcext:value-type="float">
            <text:p>246</text:p>
          </table:table-cell>
          <table:table-cell table:style-name="ce7" table:formula="of:=[.D31]+[.F31]-1" office:value-type="float" office:value="250" calcext:value-type="float">
            <text:p>25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[.H30]+1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1" calcext:value-type="float">
            <text:p>251</text:p>
          </table:table-cell>
          <table:table-cell table:style-name="ce5" table:formula="of:=[.D32]+[.F32]-1" office:value-type="float" office:value="261" calcext:value-type="float">
            <text:p>261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H31]+1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2]+1" office:value-type="float" office:value="262" calcext:value-type="float">
            <text:p>262</text:p>
          </table:table-cell>
          <table:table-cell table:style-name="ce6" table:formula="of:=[.D33]+[.F33]-1" office:value-type="float" office:value="268" calcext:value-type="float">
            <text:p>26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32]+1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3]+1" office:value-type="float" office:value="269" calcext:value-type="float">
            <text:p>269</text:p>
          </table:table-cell>
          <table:table-cell table:style-name="ce6" table:formula="of:=[.D34]+[.F34]-1" office:value-type="float" office:value="280" calcext:value-type="float">
            <text:p>28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33]+1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81" calcext:value-type="float">
            <text:p>281</text:p>
          </table:table-cell>
          <table:table-cell table:style-name="ce7" table:formula="of:=[.D35]+[.F35]-1" office:value-type="float" office:value="283" calcext:value-type="float">
            <text:p>28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34]+1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284" calcext:value-type="float">
            <text:p>284</text:p>
          </table:table-cell>
          <table:table-cell table:style-name="ce5" table:formula="of:=[.D36]+[.F36]-1" office:value-type="float" office:value="286" calcext:value-type="float">
            <text:p>286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H35]+1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6]+1" office:value-type="float" office:value="287" calcext:value-type="float">
            <text:p>287</text:p>
          </table:table-cell>
          <table:table-cell table:style-name="ce6" table:formula="of:=[.D37]+[.F37]-1" office:value-type="float" office:value="305" calcext:value-type="float">
            <text:p>305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table:formula="of:=[.H36]+1"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7]+1" office:value-type="float" office:value="306" calcext:value-type="float">
            <text:p>306</text:p>
          </table:table-cell>
          <table:table-cell table:style-name="ce6" table:formula="of:=[.D38]+[.F38]-1" office:value-type="float" office:value="306" calcext:value-type="float">
            <text:p>30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37]+1"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07" calcext:value-type="float">
            <text:p>307</text:p>
          </table:table-cell>
          <table:table-cell table:style-name="ce7" table:formula="of:=[.D39]+[.F39]-1" office:value-type="float" office:value="308" calcext:value-type="float">
            <text:p>308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[.H38]+1"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39]+1"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40]+1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ssing:</text:p>
          </table:table-cell>
          <table:table-cell table:number-columns-repeated="5"/>
          <table:table-cell table:formula="of:=[.H41]+1"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52 – hole 3</text:p>
          </table:table-cell>
          <table:table-cell table:number-columns-repeated="5"/>
          <table:table-cell table:formula="of:=[.H42]+1"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58 – hole 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43]+1"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60 – hole 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44]+1"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23 – hole 10</text:p>
          </table:table-cell>
          <table:table-cell office:value-type="string" calcext:value-type="string">
            <text:p>can get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45]+1"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30 – Toad 17</text:p>
          </table:table-cell>
          <table:table-cell office:value-type="string" calcext:value-type="string">
            <text:p>can get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46]+1"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66 – 171 – Toad 53-58</text:p>
          </table:table-cell>
          <table:table-cell office:value-type="string" calcext:value-type="string">
            <text:p>can get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47]+1"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81- treasure 3</text:p>
          </table:table-cell>
          <table:table-cell office:value-type="string" calcext:value-type="string">
            <text:p>can get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48]+1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85 – Hole 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49]+1"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94 – hole 13</text:p>
          </table:table-cell>
          <table:table-cell table:number-columns-repeated="5"/>
          <table:table-cell table:formula="of:=[.H50]+1"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00 – hole 1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1]+1"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5 – toad 3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2]+1"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6 – toad 36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3]+1"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8 – block 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4]+1"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47-249 – treasures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5]+1"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0 – hole 10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6]+1"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2 toad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7]+1"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9-270 blocks 1-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8]+1"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3 block 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9]+1"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6 - 277 block 8 – 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0]+1"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9-280 blocks 11-1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1]+1"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1 treasure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2]+1"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3 treasure 3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3]+1"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 307-308</text:p>
          </table:table-cell>
          <table:table-cell table:number-columns-repeated="5"/>
          <table:table-cell table:formula="of:=[.H64]+1"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5]+1"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6]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7]+1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8]+1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</table:table>
      <table:table table:name="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Arrow points to box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After destroying red ribbon: return to the previously blocked house and loot the chest on the right side.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Destroy the rock by the red pipe 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Jump off the ledge by toad #30. Hit the question mark block to find the toad.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Defeat the shy guys kicking the toad.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Go to main room of the temple. The cave is to the left of a pillar that moves up and dow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0-292</text:p>
          </table:table-cell>
          <table:table-cell office:value-type="string" calcext:value-type="string">
            <text:p>hit the hats with your 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3-295</text:p>
          </table:table-cell>
          <table:table-cell office:value-type="string" calcext:value-type="string">
            <text:p>hit the bucket and the paper toads that fall out with your hammer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string" calcext:value-type="string">
            <text:p>get hidden block [#] with your hammer and jump on it to peel back the toad stic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1:45:56.821738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9T20:56:10.408488200</dc:date>
    <meta:editing-duration>PT11H47M27S</meta:editing-duration>
    <meta:editing-cycles>14</meta:editing-cycles>
    <meta:generator>LibreOffice/6.4.5.2$Linux_X86_64 LibreOffice_project/40$Build-2</meta:generator>
    <meta:document-statistic meta:table-count="2" meta:cell-count="362" meta:object-count="0"/>
  </office:meta>
</office:document-meta>
</file>